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44" table:default-cell-style-name="Default"/>
        <table:table-row table:style-name="ro1"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Columns</text:p>
          </table:table-cell>
          <table:table-cell office:value-type="string" calcext:value-type="string">
            <text:p>Column #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table:style-name="ce1"/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'LineNumber1’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1" table:number-matrix-columns-spanned="40" table:number-matrix-rows-spanned="1" table:formula="of:=TRANSPOSE([.H2:.H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atelliteNumber1’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Classification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-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D1’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2-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D2’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5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D3’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pochYear’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1-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EpochDay’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4-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FirstTimeDerivative’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5-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SecondTimeDerivative’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54-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TAR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Ephemeris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65-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ElementSetNumber’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Checksum1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LineNumber2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-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'SatelliteNumber2’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'Inclination’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-2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'RightAscension’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7-3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'Eccentricity’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5-4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'Perigee’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4-5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'MeanAnomaly’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3-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MeanMotion’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4-6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'Revolution’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/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Checksum2’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number-columns-repeated="3"/>
          <table:table-cell table:formula="of:=SUM([.D2:.D41])" office:value-type="float" office:value="141" calcext:value-type="float">
            <text:p>141</text:p>
          </table:table-cell>
          <table:table-cell table:number-columns-repeated="45"/>
        </table:table-row>
        <table:table-row table:style-name="ro1" table:number-rows-repeated="1048533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columns" table:style-name="ta1">
        <table:table-column table:style-name="co1" table:number-columns-repeated="40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Values" table:style-name="ta1">
        <table:table-column table:style-name="co1" table:number-columns-repeated="40" table:default-cell-style-name="ce1"/>
        <table:table-row table:style-name="ro1">
          <table:table-cell table:number-matrix-columns-spanned="40" table:number-matrix-rows-spanned="1" table:formula="of:=TRANSPOSE([$Sheet1.E2:.E41])" office:value-type="string" office:string-value="'LineNumber1’" calcext:value-type="string">
            <text:p>'LineNumber1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SatelliteNumber1’" calcext:value-type="string">
            <text:p>'SatelliteNumber1’</text:p>
          </table:table-cell>
          <table:table-cell office:value-type="string" office:string-value="'Classification’" calcext:value-type="string">
            <text:p>'Classification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ID1’" calcext:value-type="string">
            <text:p>'ID1’</text:p>
          </table:table-cell>
          <table:table-cell office:value-type="string" office:string-value="'ID2’" calcext:value-type="string">
            <text:p>'ID2’</text:p>
          </table:table-cell>
          <table:table-cell office:value-type="string" office:string-value="'ID3’" calcext:value-type="string">
            <text:p>'ID3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EpochYear’" calcext:value-type="string">
            <text:p>'EpochYear’</text:p>
          </table:table-cell>
          <table:table-cell office:value-type="string" office:string-value="'EpochDay’" calcext:value-type="string">
            <text:p>'EpochDay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FirstTimeDerivative’" calcext:value-type="string">
            <text:p>'FirstTimeDerivative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SecondTimeDerivative’" calcext:value-type="string">
            <text:p>'SecondTimeDerivative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BSTAR" calcext:value-type="string">
            <text:p>BSTAR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Ephemeris’" calcext:value-type="string">
            <text:p>'Ephemeris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ElementSetNumber’" calcext:value-type="string">
            <text:p>'ElementSetNumber’</text:p>
          </table:table-cell>
          <table:table-cell office:value-type="string" office:string-value="'Checksum1’" calcext:value-type="string">
            <text:p>'Checksum1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LineNumber2’" calcext:value-type="string">
            <text:p>'LineNumber2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SatelliteNumber2’" calcext:value-type="string">
            <text:p>'SatelliteNumber2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Inclination’" calcext:value-type="string">
            <text:p>'Inclination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RightAscension’" calcext:value-type="string">
            <text:p>'RightAscension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Eccentricity’" calcext:value-type="string">
            <text:p>'Eccentricity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Perigee’" calcext:value-type="string">
            <text:p>'Perigee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MeanAnomaly’" calcext:value-type="string">
            <text:p>'MeanAnomaly’</text:p>
          </table:table-cell>
          <table:table-cell office:value-type="string" office:string-value="'’" calcext:value-type="string">
            <text:p>'’</text:p>
          </table:table-cell>
          <table:table-cell office:value-type="string" office:string-value="'MeanMotion’" calcext:value-type="string">
            <text:p>'MeanMotion’</text:p>
          </table:table-cell>
          <table:table-cell office:value-type="string" office:string-value="'Revolution’" calcext:value-type="string">
            <text:p>'Revolution’</text:p>
          </table:table-cell>
          <table:table-cell office:value-type="string" office:string-value="'Checksum2’" calcext:value-type="string">
            <text:p>'Checksum2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1:06:32.866062769</meta:creation-date>
    <dc:date>2018-09-13T22:14:03.372157176</dc:date>
    <meta:editing-duration>PT45M17S</meta:editing-duration>
    <meta:editing-cycles>7</meta:editing-cycles>
    <meta:generator>LibreOffice/6.0.3.2$Linux_X86_64 LibreOffice_project/00m0$Build-2</meta:generator>
    <meta:document-statistic meta:table-count="3" meta:cell-count="324" meta:object-count="0"/>
  </office:meta>
</office:document-meta>
</file>